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3.122cm" style:use-optimal-column-width="false"/>
    </style:style>
    <style:style style:name="co2" style:family="table-column">
      <style:table-column-properties style:column-width="6.985cm" style:use-optimal-column-width="false"/>
    </style:style>
    <style:style style:name="co3" style:family="table-column">
      <style:table-column-properties style:column-width="10.054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443cm"/>
    </style:style>
    <style:style style:name="ro3" style:family="table-row">
      <style:table-row-properties style:row-height="1.058cm"/>
    </style:style>
    <style:style style:name="ro4" style:family="table-row">
      <style:table-row-properties style:row-height="1.059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1.27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7" style:family="text">
      <style:text-properties fo:font-variant="normal" fo:text-transform="none" fo:color="#7890cd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7890cd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9" style:family="text">
      <style:text-properties fo:font-variant="normal" fo:text-transform="none" fo:color="#7890cd" style:text-line-through-style="none" style:text-line-through-type="none" style:text-position="0% 100%" style:font-name="Montserrat" fo:font-size="16pt" fo:letter-spacing="normal" fo:font-style="normal" style:text-underline-style="solid" style:text-underline-width="auto" style:text-underline-color="font-color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4cm" text:min-label-width="0.916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007cm" svg:y="3.605cm" presentation:class="title" presentation:user-transformed="true">
          <draw:text-box>
            <text:p text:style-name="P1"><text:span text:style-name="T1">Introduction to NLP </text:span><text:span text:style-name="T1"><text:line-break/></text:span><text:span text:style-name="T1">Intermediate Project Submission</text:span></text:p>
          </draw:text-box>
        </draw:frame>
        <draw:frame draw:name="Google Shape;135;p13" presentation:style-name="pr2" draw:text-style-name="P3" draw:layer="layout" svg:width="10.817cm" svg:height="2.335cm" svg:x="16.014cm" svg:y="10.011cm" presentation:class="subtitle" presentation:user-transformed="true">
          <draw:text-box>
            <text:p text:style-name="P1"><text:span text:style-name="T2">Team Members : </text:span></text:p>
            <text:p text:style-name="P1"><text:span text:style-name="T2">Aravapalli Akhilesh</text:span></text:p>
            <text:p text:style-name="P1"><text:span text:style-name="T2">Aaradhya Gupta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eline (Old)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imeline (Old)</text:span></text:p>
          </draw:text-box>
        </draw:frame>
        <draw:frame draw:name="Google Shape;141;p14" presentation:style-name="pr5" draw:text-style-name="P9" draw:layer="layout" svg:width="19.552cm" svg:height="10.524cm" svg:x="2.924cm" svg:y="3.322cm" presentation:class="outline" presentation:user-transformed="true">
          <draw:text-box>
            <text:p text:style-name="P6"><text:span text:style-name="T2"/></text:p>
            <text:list text:style-name="L5">
              <text:list-item>
                <text:p text:style-name="P7"><text:span text:style-name="T2">Going through more papers and blogs. <text:s/></text:span><text:span text:style-name="T2"><text:tab/></text:span><text:span text:style-name="T2"><text:tab/></text:span><text:span text:style-name="T2"><text:tab/></text:span><text:span text:style-name="T2"><text:tab/></text:span><text:span text:style-name="T2">[10th March]</text:span></text:p>
              </text:list-item>
              <text:list-item>
                <text:p text:style-name="P8"><text:span text:style-name="T2">Gathering , Cleaning and expanding the corpus. []</text:span></text:p>
              </text:list-item>
              <text:list-item>
                <text:p text:style-name="P8"><text:span text:style-name="T2">Building and Training seq2seq model on the cleaned corpus.</text:span></text:p>
              </text:list-item>
              <text:list-item>
                <text:p text:style-name="P8"><text:span text:style-name="T2">Figuring out and applying constraints on decoder side.</text:span></text:p>
              </text:list-item>
              <text:list-item>
                <text:p text:style-name="P8"><text:span text:style-name="T2">Implementing sub-word level models.</text:span></text:p>
              </text:list-item>
              <text:list-item>
                <text:p text:style-name="P8"><text:span text:style-name="T2">Validating and rating the model using various parameters.</text:span></text:p>
              </text:list-item>
            </text:list>
          </draw:text-box>
        </draw:frame>
        <draw:frame draw:name="Google Shape;142;p14" draw:style-name="standard" draw:layer="layout" svg:width="20.106cm" svg:height="7.814cm" svg:x="3.183cm" svg:y="3.63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">Milestones</text:span></text:p>
              </table:table-cell>
              <table:table-cell>
                <text:p text:style-name="P1"><text:span text:style-name="T4">Tentative date of completion</text:span></text:p>
              </table:table-cell>
            </table:table-row>
            <table:table-row table:style-name="ro2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1"><text:span text:style-name="T4"><text:s text:c="4"/></text:span><text:span text:style-name="T4">[17th March]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4"><text:s text:c="4"/></text:span><text:span text:style-name="T4">[25th March]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4"><text:s text:c="4"/></text:span><text:span text:style-name="T4">[5th April]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4"><text:s text:c="4"/></text:span><text:span text:style-name="T4">[12th April]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"><text:span text:style-name="T4"><text:s text:c="4"/></text:span><text:span text:style-name="T4">[18/19th April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37;gc3167f0cc1_3_5:notes" draw:style-name="gr1" draw:layer="layout" svg:width="16.932cm" svg:height="9.524cm" svg:x="1.059cm" svg:y="1.905cm" draw:page-number="2" presentation:class="page"/>
          <draw:frame draw:name="Google Shape;138;gc3167f0cc1_3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eline&#9;" draw:style-name="dp1" draw:master-page-name="TITLE_5f_AND_5f_BODY" presentation:presentation-page-layout-name="AL2T1">
        <draw:frame draw:name="Google Shape;147;p1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imeline</text:span><text:span text:style-name="T3"><text:tab/></text:span></text:p>
          </draw:text-box>
        </draw:frame>
        <draw:frame draw:name="Google Shape;148;p15" draw:style-name="standard" draw:layer="layout" svg:width="20.107cm" svg:height="7.406cm" svg:x="3.048cm" svg:y="4.029cm">
          <table:table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5">Milestones</text:span></text:p>
              </table:table-cell>
              <table:table-cell>
                <text:p text:style-name="P1"><text:span text:style-name="T5">Tentative Date of Completion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5">Going through more papers and blogs</text:span></text:p>
              </table:table-cell>
              <table:table-cell>
                <text:p text:style-name="P1"><text:span text:style-name="T5">[10th March]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5">Gathering,cleaning and expanding the corpus</text:span></text:p>
              </table:table-cell>
              <table:table-cell>
                <text:p text:style-name="P1"><text:span text:style-name="T5">[17th March]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5">Building and Training the LSTM model on corpus</text:span></text:p>
              </table:table-cell>
              <table:table-cell>
                <text:p text:style-name="P1"><text:span text:style-name="T5">[25th march]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5">Applying triggers/constraints on the model</text:span></text:p>
              </table:table-cell>
              <table:table-cell>
                <text:p text:style-name="P1"><text:span text:style-name="T5">[5th April]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5">Implement some optimization techniques</text:span></text:p>
              </table:table-cell>
              <table:table-cell>
                <text:p text:style-name="P1"><text:span text:style-name="T5">[12th April]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5">Validating and evaluating our model</text:span></text:p>
              </table:table-cell>
              <table:table-cell>
                <text:p text:style-name="P1"><text:span text:style-name="T5">[18-19th April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44;gccdb47e414_0_6:notes" draw:style-name="gr1" draw:layer="layout" svg:width="16.932cm" svg:height="9.524cm" svg:x="1.059cm" svg:y="1.905cm" draw:page-number="3" presentation:class="page"/>
          <draw:frame draw:name="Google Shape;145;gccdb47e414_0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 done" draw:style-name="dp1" draw:master-page-name="TITLE_5f_AND_5f_BODY" presentation:presentation-page-layout-name="AL2T1">
        <draw:frame draw:name="Google Shape;153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Work done</text:span></text:p>
          </draw:text-box>
        </draw:frame>
        <draw:frame draw:name="Google Shape;154;p16" presentation:style-name="pr5" draw:text-style-name="P9" draw:layer="layout" svg:width="19.552cm" svg:height="9.484cm" svg:x="3.604cm" svg:y="2.956cm" presentation:class="outline" presentation:user-transformed="true">
          <draw:text-box>
            <text:p text:style-name="P10"><text:span text:style-name="T6"/></text:p>
            <text:list text:style-name="L7">
              <text:list-item>
                <text:p text:style-name="P11"><text:span text:style-name="T6">Gone through papers and blogs related to the model</text:span></text:p>
              </text:list-item>
              <text:list-item>
                <text:p text:style-name="P12"><text:span text:style-name="T6">Gathered the corpus and cleaned it on a basic level</text:span></text:p>
              </text:list-item>
              <text:list-item>
                <text:p text:style-name="P12"><text:span text:style-name="T6">Built the model (LSTM) using PyTorch.</text:span></text:p>
              </text:list-item>
              <text:list-item>
                <text:p text:style-name="P12"><text:span text:style-name="T6">Trained the model on small part of the corpus(Due to hardware constraints)</text:span></text:p>
              </text:list-item>
              <text:list-item>
                <text:p text:style-name="P12"><text:span text:style-name="T6">Validated the model using perplexity.</text:span></text:p>
              </text:list-item>
            </text:list>
          </draw:text-box>
        </draw:frame>
        <presentation:notes draw:style-name="dp2">
          <draw:page-thumbnail draw:name="Google Shape;150;gccdb47e414_0_17:notes" draw:style-name="gr1" draw:layer="layout" svg:width="16.932cm" svg:height="9.524cm" svg:x="1.059cm" svg:y="1.905cm" draw:page-number="4" presentation:class="page"/>
          <draw:frame draw:name="Google Shape;151;gccdb47e414_0_1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 to be done" draw:style-name="dp1" draw:master-page-name="TITLE_5f_AND_5f_BODY" presentation:presentation-page-layout-name="AL2T1">
        <draw:frame draw:name="Google Shape;159;p1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Work to be done</text:span></text:p>
          </draw:text-box>
        </draw:frame>
        <draw:frame draw:name="Google Shape;160;p17" presentation:style-name="pr5" draw:text-style-name="P9" draw:layer="layout" svg:width="19.552cm" svg:height="9.525cm" svg:x="3.705cm" svg:y="2.956cm" presentation:class="outline" presentation:user-transformed="true">
          <draw:text-box>
            <text:p text:style-name="P10"><text:span text:style-name="T6"/></text:p>
            <text:list text:style-name="L7">
              <text:list-item>
                <text:p text:style-name="P11"><text:span text:style-name="T6">Apply constraints on the model for better code-switching in a sentence.</text:span></text:p>
              </text:list-item>
              <text:list-item>
                <text:p text:style-name="P12"><text:span text:style-name="T6">Clean the corpus, and remove more noise, (all emoticons, ‘ ……. ’ , etc.)</text:span></text:p>
              </text:list-item>
              <text:list-item>
                <text:p text:style-name="P12"><text:span text:style-name="T6">Train the model on the left-over corpus(Using some techniques which help us to get over the hardware constraints)</text:span></text:p>
              </text:list-item>
              <text:list-item>
                <text:p text:style-name="P12"><text:span text:style-name="T6">Final validation on the model using more relevant scoring methods.(CMI)</text:span></text:p>
              </text:list-item>
            </text:list>
          </draw:text-box>
        </draw:frame>
        <presentation:notes draw:style-name="dp2">
          <draw:page-thumbnail draw:name="Google Shape;156;gccdb47e414_0_12:notes" draw:style-name="gr1" draw:layer="layout" svg:width="16.932cm" svg:height="9.524cm" svg:x="1.059cm" svg:y="1.905cm" draw:page-number="5" presentation:class="page"/>
          <draw:frame draw:name="Google Shape;157;gccdb47e414_0_1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hub&#10;&#10;" draw:style-name="dp1" draw:master-page-name="TITLE_5f_AND_5f_BODY" presentation:presentation-page-layout-name="AL2T1">
        <draw:frame draw:name="Google Shape;165;p1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ferences</text:span></text:p>
          </draw:text-box>
        </draw:frame>
        <draw:frame draw:name="Google Shape;166;p18" presentation:style-name="pr5" draw:text-style-name="P9" draw:layer="layout" svg:width="19.552cm" svg:height="9.797cm" svg:x="3.604cm" svg:y="2.643cm" presentation:class="outline" presentation:user-transformed="true">
          <draw:text-box>
            <text:list text:style-name="L8">
              <text:list-item>
                <text:p text:style-name="P13"><text:span text:style-name="T2">Some Youtube Videos (3Blue1Brown)</text:span></text:p>
              </text:list-item>
              <text:list-item>
                <text:p text:style-name="P13"><text:span text:style-name="T7"><text:a xlink:href="https://www.aclweb.org/anthology/attachments/2020.findings-emnlp.206.OptionalSupplementaryMaterial.pdf" xlink:type="simple">https://www.aclweb.org/anthology/attachments/2020.findings-emnlp.206.OptionalSupplementaryMaterial.pdf</text:a></text:span></text:p>
              </text:list-item>
              <text:list-item>
                <text:p text:style-name="P13"><text:span text:style-name="T8"><text:a xlink:href="https://colah.github.io/posts/2015-08-Understanding-LSTMs/" xlink:type="simple">https://colah.github.io/posts/2015-08-Understanding-LSTMs/</text:a></text:span></text:p>
              </text:list-item>
            </text:list>
            <text:p text:style-name="P11"><text:span text:style-name="T2"/></text:p>
            <text:p text:style-name="P14"><text:span text:style-name="T2"/></text:p>
          </draw:text-box>
        </draw:frame>
        <draw:frame draw:name="Google Shape;167;p18" presentation:style-name="pr4" draw:text-style-name="P5" draw:layer="layout" svg:width="19.552cm" svg:height="2.538cm" svg:x="3.604cm" svg:y="5.706cm" presentation:class="title" presentation:user-transformed="true">
          <draw:text-box>
            <text:p text:style-name="P1"><text:span text:style-name="T3">Github</text:span><text:span text:style-name="T3"><text:line-break/></text:span><text:span text:style-name="T3"><text:line-break/></text:span><text:span text:style-name="T9"><text:a xlink:href="https://github.com/aforakhilesh/Code-Mix-Generation" xlink:type="simple">https://github.com/aforakhilesh/Code-Mix-Generation</text:a></text:span></text:p>
          </draw:text-box>
        </draw:frame>
        <presentation:notes draw:style-name="dp2">
          <draw:page-thumbnail draw:name="Google Shape;162;gc3167f0cc1_3_10:notes" draw:style-name="gr1" draw:layer="layout" svg:width="16.932cm" svg:height="9.524cm" svg:x="1.059cm" svg:y="1.905cm" draw:page-number="6" presentation:class="page"/>
          <draw:frame draw:name="Google Shape;163;gc3167f0cc1_3_1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Dev/6.0.5.2$Linux_X86_64 LibreOffice_project/</meta:generator>
  </office:meta>
</office:document-meta>
</file>